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weight="bold" style:font-weight-asian="bold" style:font-weight-complex="bold"/>
    </style:style>
    <style:style style:name="P3" style:family="paragraph" style:parent-style-name="Standard">
      <style:text-properties style:font-name="Cantarell" fo:font-style="italic" style:font-style-asian="italic" style:font-style-complex="italic"/>
    </style:style>
    <style:style style:name="P4" style:family="paragraph" style:parent-style-name="Standard">
      <style:text-properties style:font-name="Cantarell" fo:font-style="italic" officeooo:paragraph-rsid="00156d78" style:font-style-asian="italic" style:font-style-complex="italic"/>
    </style:style>
    <style:style style:name="P5" style:family="paragraph" style:parent-style-name="Standard">
      <style:text-properties style:font-name="Cantarell" fo:font-style="italic" fo:font-weight="bold" officeooo:paragraph-rsid="00156d78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Cantarell" officeooo:paragraph-rsid="00156d78"/>
    </style:style>
    <style:style style:name="P7" style:family="paragraph" style:parent-style-name="Standard">
      <style:paragraph-properties fo:margin-left="3cm"/>
      <style:text-properties style:font-name="Cantarell"/>
    </style:style>
    <style:style style:name="P8" style:family="paragraph" style:parent-style-name="Standard" style:list-style-name="L1">
      <style:text-properties style:font-name="Cantarel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Cantarell"/>
    </style:style>
    <style:style style:name="P10" style:family="paragraph" style:parent-style-name="Standard" style:list-style-name="L3">
      <style:text-properties style:font-name="Cantarell"/>
    </style:style>
    <style:style style:name="P11" style:family="paragraph" style:parent-style-name="Standard" style:list-style-name="L4">
      <style:text-properties style:font-name="Cantarell"/>
    </style:style>
    <style:style style:name="P12" style:family="paragraph" style:parent-style-name="Standard">
      <style:text-properties style:font-name="Cantarell"/>
    </style:style>
    <style:style style:name="P13" style:family="paragraph" style:parent-style-name="Standard">
      <style:paragraph-properties fo:margin-left="0cm"/>
      <style:text-properties style:font-name="Cantarell" fo:font-weight="bold" style:font-weight-asian="bold" style:font-weight-complex="bold"/>
    </style:style>
    <style:style style:name="P14" style:family="paragraph" style:parent-style-name="Standard">
      <style:paragraph-properties fo:margin-left="0cm"/>
      <style:text-properties style:font-name="Cantarell"/>
    </style:style>
    <style:style style:name="P15" style:family="paragraph" style:parent-style-name="Standard" style:list-style-name="L5">
      <style:text-properties style:font-name="Cantarell"/>
    </style:style>
    <style:style style:name="T1" style:family="text">
      <style:text-properties officeooo:rsid="00156d78"/>
    </style:style>
    <style:style style:name="T2" style:family="text">
      <style:text-properties fo:color="#158466" loext:opacity="100%" fo:font-weight="bold" style:font-weight-asian="bold" style:font-weight-complex="bold"/>
    </style:style>
    <style:style style:name="T3" style:family="text">
      <style:text-properties fo:color="#158466" loext:opacity="100%" fo:font-weight="bold" officeooo:rsid="00156d78" style:font-weight-asian="bold" style:font-weight-complex="bold"/>
    </style:style>
    <style:style style:name="T4" style:family="text">
      <style:text-properties fo:color="#158466" loext:opacity="100%" fo:font-weight="bold" officeooo:rsid="00175586" style:font-weight-asian="bold" style:font-weight-complex="bold"/>
    </style:style>
    <style:style style:name="T5" style:family="text">
      <style:text-properties officeooo:rsid="0018d7c9"/>
    </style:style>
    <style:style style:name="T6" style:family="text">
      <style:text-properties officeooo:rsid="001a1979"/>
    </style:style>
    <style:style style:name="T7" style:family="text">
      <style:text-properties fo:font-style="italic" officeooo:rsid="001a1979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1) Object of the Game</text:p>
      <text:p text:style-name="P14">Flic Flac is a timed <text:span text:style-name="T1">(</text:span><text:span text:style-name="T2">N seconds</text:span><text:span text:style-name="T1">)</text:span> turn based game.</text:p>
      <text:p text:style-name="P14">The first player to score <text:span text:style-name="T3">11</text:span> <text:span text:style-name="T6">or more credits</text:span> with a lead of 2 <text:span text:style-name="T6">credits</text:span> is the winner.</text:p>
      <text:p text:style-name="P7"/>
      <text:p text:style-name="P13">2) Scoring <text:span text:style-name="T6">Credits</text:span></text:p>
      <text:list text:style-name="L5">
        <text:list-item>
          <text:p text:style-name="P15"><text:span text:style-name="T3">1</text:span> <text:span text:style-name="T6">credit</text:span> for capturing a piece (thus forcing it back to it's home position)</text:p>
        </text:list-item>
        <text:list-item>
          <text:p text:style-name="P15"><text:span text:style-name="T3">6</text:span> <text:span text:style-name="T6">credits</text:span> for forming a "Hexagonal Rainbow Ring" of your pieces. <text:span text:style-name="T6">E</text:span>ach piece must be on its own colo<text:span text:style-name="T1">u</text:span>r, surrounding a black hexagon.</text:p>
        </text:list-item>
      </text:list>
      <text:list text:style-name="L1">
        <text:list-header>
          <text:p text:style-name="P8"/>
        </text:list-header>
      </text:list>
      <text:p text:style-name="P2">3) Movement</text:p>
      <text:p text:style-name="P1">All 6 pieces may move once in each timed turn (and successful capture(s) lead to an additional limited turn)</text:p>
      <text:p text:style-name="P6"><text:span text:style-name="T1"><text:s/>A piece may not directly pass through, or land on another piece. There are two ways a </text:span>piece <text:span text:style-name="T1">can </text:span>move.</text:p>
      <text:list text:style-name="L2">
        <text:list-item>
          <text:p text:style-name="P9">Up to 3 colo<text:span text:style-name="T1">u</text:span>red hexagons</text:p>
        </text:list-item>
        <text:list-item>
          <text:p text:style-name="P9">Onto an adjacent black hexagon, which causes the piece to flip over<text:span text:style-name="T6">so that the centre colours change.</text:span></text:p>
        </text:list-item>
      </text:list>
      <text:p text:style-name="P1">An additional turn is chained onto the end of the current turn, when an opponents piece(s) is captured. This turn is limited to the captor(s).</text:p>
      <text:p text:style-name="P1">A piece returns to its home position when it is captured.</text:p>
      <text:p text:style-name="P1">All six pieces return to their home positions when successfully forming a "Hexagonal Rainbow Ring", <text:span text:style-name="T1">but gain </text:span>an additional turn.</text:p>
      <text:p text:style-name="P3">&gt;&gt; A piece may retract its movement, returning to it's former position, and then later during the turn make the same or different move. This allows a piece to "step aside" for another piece to gain position. <text:span text:style-name="T1">This is an “indirect pass through”.</text:span></text:p>
      <text:p text:style-name="P3"/>
      <text:p text:style-name="P2">4) Capture</text:p>
      <text:p text:style-name="P1"><text:span text:style-name="T6">The game is played from a 2D top down view point. </text:span>Each <text:span text:style-name="T6">piece</text:span> has a body colo<text:span text:style-name="T1">u</text:span>r <text:span text:style-name="T6">(this is the outer rim) and </text:span>two colo<text:span text:style-name="T1">u</text:span>rs <text:span text:style-name="T6">on the visible (top) centre area. There are t</text:span>wo different colours on the <text:span text:style-name="T6">invisible (</text:span>bottom<text:span text:style-name="T6">) centre area</text:span>.</text:p>
      <text:p text:style-name="P1">A <text:span text:style-name="T6">piece</text:span> is said to be "flying" a colo<text:span text:style-name="T1">u</text:span>r if that colo<text:span text:style-name="T1">u</text:span>r is one of the two colo<text:span text:style-name="T1">u</text:span>rs shown on the current top face.</text:p>
      <text:p text:style-name="P1">A <text:span text:style-name="T6">piece</text:span> is said to be "empowered" <text:span text:style-name="T6">if it </text:span>stands on a hexagon of it's own body colo<text:span text:style-name="T1">u</text:span>r.</text:p>
      <text:p text:style-name="P1"><text:span text:style-name="T6">Opposing pieces that are adjacent form a “melee” at the adjoining border. <text:s/>Pieces may only attack (and defend) across borders when the flying colours matching the opposing body colour. No colour match means no defence! At the start of a “melee” each piece has a score of zero and this is adjusted, for both attackers and defenders, as follows. </text:span><text:span text:style-name="T7">Beware the same scoring system applies to all pieces at the end of each turn, so losses on both sides are possible.</text:span></text:p>
      <text:list text:style-name="L3">
        <text:list-item>
          <text:p text:style-name="P10"><text:span text:style-name="T6">+</text:span>1 for each <text:span text:style-name="T6">piece</text:span> flying the <text:span text:style-name="T6">body colour of an adjacent</text:span> <text:span text:style-name="T6">opposing piece.</text:span></text:p>
        </text:list-item>
        <text:list-item>
          <text:p text:style-name="P10"><text:span text:style-name="T6">+</text:span><text:span text:style-name="T5">2</text:span> for each empowered <text:span text:style-name="T6">piece, also </text:span>flying the <text:span text:style-name="T6">body colour of an adjacent opposing piece</text:span>.</text:p>
        </text:list-item>
        <text:list-item>
          <text:p text:style-name="P10">-<text:span text:style-name="T6">1 if an opposing piece has scored +1 as above.</text:span></text:p>
        </text:list-item>
        <text:list-item>
          <text:p text:style-name="P10">-<text:span text:style-name="T6">2 if an opposing piece has scored +2 as above.</text:span></text:p>
        </text:list-item>
      </text:list>
      <text:p text:style-name="P6"/>
      <text:p text:style-name="P2">5) Random Events</text:p>
      <text:p text:style-name="P1">If configured, random events may occur at the end of any turn with a probability of <text:span text:style-name="T4">1</text:span><text:span text:style-name="T2"> in 100</text:span>. Such events might include</text:p>
      <text:list text:style-name="L4">
        <text:list-item>
          <text:p text:style-name="P11">"Windy Flip" ... all pieces on the board are flipped</text:p>
        </text:list-item>
        <text:list-item>
          <text:p text:style-name="P11">"Blue Recall" ... both blue pieces are returned home (blue is just an example)</text:p>
        </text:list-item>
        <text:list-item>
          <text:p text:style-name="P11">"Yellow Sink Holes" ... all pieces on a yellow hexagon are returned home (yellow is just an example)</text:p>
        </text:list-item>
        <text:list-item>
          <text:p text:style-name="P11">"Cylinder Power" ... all cylinders gain +1 attacking or defending for that turn (cylinder is just an example)</text:p>
        </text:list-item>
      </text:list>
      <text:p text:style-name="P4">&gt;&gt; <text:span text:style-name="T1">P</text:span>arameters in <text:span text:style-name="T2">Green</text:span> are configurable <text:span text:style-name="T1">from the configuration screen</text:span>, <text:span text:style-name="T1">default parameters given here.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5cm" style:num-format="1" style:print-orientation="landscape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3:06:21.426702246</meta:creation-date>
    <dc:date>2024-08-04T21:56:12.542826525</dc:date>
    <meta:editing-duration>PT3H52M54S</meta:editing-duration>
    <meta:editing-cycles>5</meta:editing-cycles>
    <meta:generator>LibreOffice/7.6.7.2$Linux_X86_64 LibreOffice_project/60$Build-2</meta:generator>
    <meta:document-statistic meta:table-count="0" meta:image-count="0" meta:object-count="0" meta:page-count="1" meta:paragraph-count="32" meta:word-count="563" meta:character-count="3022" meta:non-whitespace-character-count="2501"/>
  </office:meta>
</office:document-meta>
</file>